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ndra Pol Botana </text:p>
      <text:p text:style-name="P2">DNI/NIF: 39466580Y</text:p>
      <text:p text:style-name="P2">Av. Emilio Martínez Garrido, 77</text:p>
      <text:p text:style-name="P2"/>
      <text:p text:style-name="P4">Civi</text:p>
      <text:p text:style-name="P4">Rúa Amor Ruibal, 8</text:p>
      <text:p text:style-name="P2"/>
      <text:p text:style-name="P2"/>
      <text:p text:style-name="P2"/>
      <text:p text:style-name="P2">En Vigo, a 30 de Septiembre de 2019</text:p>
      <text:p text:style-name="P1"/>
      <text:p text:style-name="P1"/>
      <text:p text:style-name="P1"><text:span text:style-name="T1"><text:tab/>Asunto</text:span>: Solicitud de prórroga de excedencia voluntaria</text:p>
      <text:p text:style-name="P1"/>
      <text:p text:style-name="P1"/>
      <text:p text:style-name="P1">A la atención de Civi:</text:p>
      <text:p text:style-name="P1"/>
      <text:p text:style-name="P1">Mediante la presente, y para que quede constancia por escrito, yo, Sandra Pol Botana, con DNI/NIF: 39466580Y, como empleada con contrato indefinido en el puesto de Auxiliar de Enfermería y antigüedad en su empresa (Civi) desde el 13/02/2017, me dirijo a usted para solicitar con la debida antelación una prórroga de la excedencia voluntaria que actualmente estoy disfrutando y cuya duración inicial era de cuatro meses, con fecha de inicio del 01/07/2019.</text:p>
      <text:p text:style-name="P1"/>
      <text:p text:style-name="P1">La duración total de la excedencia (incluida la prórroga solicitada) es de un año, por lo que la nueva fecha de reincorporación sería el día 30/06/2020.</text:p>
      <text:p text:style-name="P1"/>
      <text:p text:style-name="P1">A la espera de recibir su respuesta, a la mayor brevedad posible, le saluda atentamente,</text:p>
      <text:p text:style-name="P1"/>
      <text:p text:style-name="P1"/>
      <text:p text:style-name="P1"/>
      <text:p text:style-name="P1"/>
      <text:p text:style-name="P3">…......................................................</text:p>
      <text:p text:style-name="P3">Fdo.: Sandra Pol Botana</text:p>
      <text:p text:style-name="P3"/>
      <text:p text:style-name="P3"/>
      <text:p text:style-name="P3"/>
      <text:p text:style-name="P3">…......................................................</text:p>
      <text:p text:style-name="P3">Fdo.: Civi</text:p>
      <text:p text:style-name="P3"/>
      <text:p text:style-name="P1"/>
      <text:p text:style-name="P1"/>
      <text:p text:style-name="P3">RECIBÍ el:........./........./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5T15:26:51.61</meta:creation-date>
    <dc:date>2019-09-30T12:33:36.64</dc:date>
    <meta:editing-duration>PT26M25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16" meta:word-count="160" meta:character-count="1081"/>
  </office:meta>
</office:document-meta>
</file>